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blog.chain.link/ic3-awarded-second-chainlink-research-grant/">IC3 Awarded a Second Chainlink Research Grant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1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4-15T14:00:21Z</dc:date>
    <meta:editing-cycles>129</meta:editing-cycles>
    <meta:editing-duration>PT11400S</meta:editing-duration>
  </office:meta>
</office:document-meta>
</file>